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24pt" officeooo:paragraph-rsid="000ffe08" style:font-name-asian="Times New Roman1" style:font-size-asian="24pt" style:font-name-complex="Times New Roman1" style:font-size-complex="24pt"/>
    </style:style>
    <style:style style:name="P3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7" style:family="paragraph" style:parent-style-name="Standard" style:list-style-name="L4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8" style:family="paragraph" style:parent-style-name="Standard" style:list-style-name="L5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9" style:family="paragraph" style:parent-style-name="Standard" style:list-style-name="L6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30pt" style:font-name-asian="Times New Roman1" style:font-size-asian="30pt" style:font-name-complex="Times New Roman1" style:font-size-complex="3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30pt" style:font-name-asian="Times New Roman1" style:font-size-asian="30pt" style:font-name-complex="Times New Roman1" style:font-size-complex="30pt"/>
    </style:style>
    <style:style style:name="T3" style:family="text">
      <style:text-properties officeooo:rsid="000ffe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tab/><text:tab/><text:tab/><text:tab/></text:span><text:span text:style-name="T2">Secure Health</text:span></text:p>
      <text:p text:style-name="P10"/>
      <text:p text:style-name="P1">1.Haematology</text:p>
      <text:list xml:id="list630790675" text:style-name="L1">
        <text:list-item>
          <text:p text:style-name="P4">Haemoglobin(g/dl)</text:p>
        </text:list-item>
        <text:list-item>
          <text:p text:style-name="P4">WBC(Leukocytes)</text:p>
        </text:list-item>
        <text:list-item>
          <text:p text:style-name="P4">Granulocytes%</text:p>
        </text:list-item>
        <text:list-item>
          <text:p text:style-name="P4">Neutrophils%</text:p>
        </text:list-item>
        <text:list-item>
          <text:p text:style-name="P4">Lymphocytes%</text:p>
        </text:list-item>
        <text:list-item>
          <text:p text:style-name="P4">Eosinophils%</text:p>
        </text:list-item>
        <text:list-item>
          <text:p text:style-name="P4">Monocytes%</text:p>
        </text:list-item>
        <text:list-item>
          <text:p text:style-name="P4">ESR mm/hr</text:p>
        </text:list-item>
        <text:list-item>
          <text:p text:style-name="P4">Platelet Count</text:p>
        </text:list-item>
        <text:list-item>
          <text:p text:style-name="P4">Haematocrit %</text:p>
        </text:list-item>
        <text:list-item>
          <text:p text:style-name="P4">RBC Count</text:p>
        </text:list-item>
        <text:list-item>
          <text:p text:style-name="P4">MCV</text:p>
        </text:list-item>
        <text:list-item>
          <text:p text:style-name="P4">MCH</text:p>
        </text:list-item>
        <text:list-item>
          <text:p text:style-name="P4">INR</text:p>
        </text:list-item>
      </text:list>
      <text:p text:style-name="P1">2. Lipid Profil<text:span text:style-name="T3">e</text:span></text:p>
      <text:p text:style-name="P1"/>
      <text:list xml:id="list3970724092" text:style-name="L2">
        <text:list-item>
          <text:p text:style-name="P5">Cholestrol</text:p>
        </text:list-item>
        <text:list-item>
          <text:p text:style-name="P5">Triglycerides</text:p>
        </text:list-item>
        <text:list-item>
          <text:p text:style-name="P5">HDL</text:p>
        </text:list-item>
        <text:list-item>
          <text:p text:style-name="P5">LDL</text:p>
        </text:list-item>
        <text:list-item>
          <text:p text:style-name="P5">VLDL</text:p>
        </text:list-item>
      </text:list>
      <text:p text:style-name="P3"/>
      <text:p text:style-name="P1">3. Thyroid Function</text:p>
      <text:p text:style-name="P1"/>
      <text:list xml:id="list2365165327" text:style-name="L3">
        <text:list-item>
          <text:p text:style-name="P6">TSH</text:p>
        </text:list-item>
        <text:list-item>
          <text:p text:style-name="P6">T3</text:p>
        </text:list-item>
        <text:list-item>
          <text:p text:style-name="P6">T4</text:p>
        </text:list-item>
        <text:list-item>
          <text:p text:style-name="P6">Free T4</text:p>
        </text:list-item>
        <text:list-item>
          <text:p text:style-name="P6">Anti Ty Antibody</text:p>
        </text:list-item>
        <text:list-item>
          <text:p text:style-name="P6">Anti TPO Antibody</text:p>
        </text:list-item>
      </text:list>
      <text:p text:style-name="P3"/>
      <text:p text:style-name="P1"><text:soft-page-break/>4. Liver Function</text:p>
      <text:p text:style-name="P1"/>
      <text:list xml:id="list1284327196" text:style-name="L4">
        <text:list-item>
          <text:p text:style-name="P7">Bilirubin Total</text:p>
        </text:list-item>
        <text:list-item>
          <text:p text:style-name="P7">Bilirubin Direct</text:p>
        </text:list-item>
        <text:list-item>
          <text:p text:style-name="P7">AST (SGOT)</text:p>
        </text:list-item>
        <text:list-item>
          <text:p text:style-name="P7">ALT (SGPT)</text:p>
        </text:list-item>
        <text:list-item>
          <text:p text:style-name="P7">Alk.Phosphatase</text:p>
        </text:list-item>
        <text:list-item>
          <text:p text:style-name="P7">Total Proteins</text:p>
        </text:list-item>
        <text:list-item>
          <text:p text:style-name="P7">Albumin</text:p>
        </text:list-item>
        <text:list-item>
          <text:p text:style-name="P7">Globulins</text:p>
        </text:list-item>
        <text:list-item>
          <text:p text:style-name="P7">AG-Ratio</text:p>
        </text:list-item>
      </text:list>
      <text:p text:style-name="P1">5. Kidney Function</text:p>
      <text:p text:style-name="P1"/>
      <text:list xml:id="list2544310644" text:style-name="L5">
        <text:list-item>
          <text:p text:style-name="P8">Blood Urea</text:p>
        </text:list-item>
        <text:list-item>
          <text:p text:style-name="P8">Phosphate</text:p>
        </text:list-item>
        <text:list-item>
          <text:p text:style-name="P8">Creatinine</text:p>
        </text:list-item>
        <text:list-item>
          <text:p text:style-name="P8">Sodium</text:p>
        </text:list-item>
        <text:list-item>
          <text:p text:style-name="P8">Potassium</text:p>
        </text:list-item>
        <text:list-item>
          <text:p text:style-name="P8">Chloride</text:p>
        </text:list-item>
        <text:list-item>
          <text:p text:style-name="P8">Bicarbonate</text:p>
        </text:list-item>
        <text:list-item>
          <text:p text:style-name="P8">Calcium</text:p>
        </text:list-item>
        <text:list-item>
          <text:p text:style-name="P8">Blood Urea Nitrogen</text:p>
        </text:list-item>
        <text:list-item>
          <text:p text:style-name="P8">Uric Acid</text:p>
          <text:p text:style-name="P8"/>
        </text:list-item>
      </text:list>
      <text:p text:style-name="P2">6. Urine Examination</text:p>
      <text:p text:style-name="P1"/>
      <text:list xml:id="list457871317" text:style-name="L6">
        <text:list-item>
          <text:p text:style-name="P9">Albumin</text:p>
        </text:list-item>
        <text:list-item>
          <text:p text:style-name="P9">Urine Sugar</text:p>
        </text:list-item>
        <text:list-item>
          <text:p text:style-name="P9">Deposits</text:p>
        </text:list-item>
        <text:list-item>
          <text:p text:style-name="P9">Acetone</text:p>
        </text:list-item>
        <text:list-item>
          <text:p text:style-name="P9">Ketone</text:p>
        </text:list-item>
        <text:list-item>
          <text:p text:style-name="P9">Microalbuminuria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9T09:28:45.763095191</dc:date>
    <meta:editing-duration>PT9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137" meta:character-count="708" meta:non-whitespace-character-count="674"/>
  </office:meta>
</office:document-meta>
</file>